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4600000D70000005107B9E57FC88EDA291.svg" manifest:media-type="image/svg+xml"/>
  <manifest:file-entry manifest:full-path="Pictures/1000020100000082000000317A1B84B869002BFA.png" manifest:media-type="image/png"/>
  <manifest:file-entry manifest:full-path="Pictures/1000000000002FD0000018D8219903D686F70758.png" manifest:media-type="image/png"/>
  <manifest:file-entry manifest:full-path="Pictures/10000201000007800000043855AAA70C8C1D3D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25cm, 21.647cm, 4.911cm, 17.945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516cm, 123.892cm, 10.55cm, 117.687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61cm" svg:height="8.61cm" svg:x="5.064cm" svg:y="3.18cm">
          <draw:image xlink:href="Pictures/10000201000007800000043855AAA70C8C1D3DE2.png" xlink:type="simple" xlink:show="embed" xlink:actuate="onLoad" loext:mime-type="image/png">
            <text:p/>
          </draw:image>
        </draw:frame>
        <draw:frame draw:style-name="gr2" draw:text-style-name="P1" draw:layer="layout" svg:width="4.825cm" svg:height="8.635cm" svg:x="10.398cm" svg:y="2.779cm">
          <draw:image xlink:href="Pictures/1000000000002FD0000018D8219903D686F70758.png" xlink:type="simple" xlink:show="embed" xlink:actuate="onLoad" loext:mime-type="image/png">
            <text:p/>
          </draw:image>
        </draw:frame>
        <draw:frame draw:style-name="gr3" draw:text-style-name="P1" draw:layer="layout" svg:width="2.325cm" svg:height="0.875cm" draw:transform="skewX (0.00122173047639605) rotate (0.248534885483993) translate (9.079cm 5.763cm)">
          <draw:image xlink:href="Pictures/1000014600000D70000005107B9E57FC88EDA291.svg" xlink:type="simple" xlink:show="embed" xlink:actuate="onLoad" loext:mime-type="image/svg+xml">
            <text:p/>
          </draw:image>
          <draw:image xlink:href="Pictures/1000020100000082000000317A1B84B869002BF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2T16:14:59.629170051</dc:date>
    <meta:editing-duration>PT52M33S</meta:editing-duration>
    <meta:editing-cycles>7</meta:editing-cycles>
    <meta:generator>LibreOffice/6.4.7.2$Linux_X86_64 LibreOffice_project/40$Build-2</meta:generator>
    <meta:document-statistic meta:object-count="3"/>
  </office:meta>
</office:document-meta>
</file>